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T1" style:family="text">
      <style:text-properties officeooo:rsid="001e31e4"/>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t;</text:span>difference between l1 and l2 normalization</text:p>
      <text:p text:style-name="Text_20_body">L1 and L2 normalization are techniques used in machine learning and statistics to scale feature vectors to have certain properties, typically to make the data more amenable for analysis or to improve the performance of machine learning algorithms. Here's the difference between L1 and L2 normalization:</text:p>
      <text:list xml:id="list723230327" text:style-name="L1">
        <text:list-item>
          <text:p text:style-name="P2"><text:span text:style-name="Strong_20_Emphasis">L1 Normalization (Lasso Norm or Manhattan Norm)</text:span>:</text:p>
          <text:list>
            <text:list-item>
              <text:p text:style-name="P6">In L1 normalization, also known as the Lasso norm or Manhattan norm, the absolute values of the vector elements are summed up.</text:p>
            </text:list-item>
            <text:list-item>
              <text:p text:style-name="P6">Then, each element of the vector is divided by this sum.</text:p>
            </text:list-item>
            <text:list-item>
              <text:p text:style-name="P6">Mathematically, for a vector x with n elements, L1 normalization is given by:</text:p>
              <text:p text:style-name="P6">L1-Norm(x)=∑i=1n​∣xi​∣∑i=1n​∣xi​∣​</text:p>
            </text:list-item>
          </text:list>
        </text:list-item>
        <text:list-item>
          <text:p text:style-name="P2"><text:span text:style-name="Strong_20_Emphasis">L2 Normalization (Ridge Norm or Euclidean Norm)</text:span>:</text:p>
          <text:list>
            <text:list-item>
              <text:p text:style-name="P6">In L2 normalization, also known as the Ridge norm or Euclidean norm, the square root of the sum of the squares of the vector elements is computed.</text:p>
            </text:list-item>
            <text:list-item>
              <text:p text:style-name="P6">Each element of the vector is divided by this square root.</text:p>
            </text:list-item>
            <text:list-item>
              <text:p text:style-name="P6">Mathematically, for a vector x with n elements, L2 normalization is given by:</text:p>
              <text:p text:style-name="P2">L2-Norm(x)=∑i=1n​xi​∑i=1n​xi2​</text:p>
            </text:list-item>
          </text:list>
        </text:list-item>
      </text:list>
      <text:list xml:id="list2108893656" text:style-name="L2">
        <text:list-item>
          <text:list>
            <text:list-item text:start-value="2">
              <text:p text:style-name="P3">​​</text:p>
            </text:list-item>
          </text:list>
        </text:list-item>
      </text:list>
      <text:p text:style-name="Text_20_body"><text:span text:style-name="Strong_20_Emphasis">Differences</text:span>:</text:p>
      <text:list xml:id="list2139993238" text:style-name="L3">
        <text:list-item>
          <text:p text:style-name="P4"><text:span text:style-name="Strong_20_Emphasis">Robustness to Outliers</text:span>:</text:p>
          <text:list>
            <text:list-item>
              <text:p text:style-name="P7">L1 normalization is more robust to outliers in the data because it doesn't square the values, hence outliers have less influence on the result compared to L2 normalization.</text:p>
            </text:list-item>
          </text:list>
        </text:list-item>
        <text:list-item>
          <text:p text:style-name="P4"><text:span text:style-name="Strong_20_Emphasis">Sparsity</text:span>:</text:p>
          <text:list>
            <text:list-item>
              <text:p text:style-name="P7">L1 normalization tends to produce sparse solutions, meaning it might force some feature weights to be exactly zero, leading to feature selection.</text:p>
            </text:list-item>
            <text:list-item>
              <text:p text:style-name="P7">L2 normalization generally doesn't lead to sparse solutions.</text:p>
            </text:list-item>
          </text:list>
        </text:list-item>
        <text:list-item>
          <text:p text:style-name="P4"><text:span text:style-name="Strong_20_Emphasis">Computational Complexity</text:span>:</text:p>
          <text:list>
            <text:list-item>
              <text:p text:style-name="P7">L2 normalization involves squaring each element and then taking the square root, which can be computationally more expensive compared to L1 normalization, which involves absolute value calculations.</text:p>
            </text:list-item>
          </text:list>
        </text:list-item>
        <text:list-item>
          <text:p text:style-name="P4"><text:span text:style-name="Strong_20_Emphasis">Geometric Interpretation</text:span>:</text:p>
          <text:list>
            <text:list-item>
              <text:p text:style-name="P7">L2 normalization normalizes the vector to have a unit length with respect to the Euclidean distance, which is equivalent to scaling the vector to fit on a unit hypersphere.</text:p>
            </text:list-item>
            <text:list-item>
              <text:p text:style-name="P4">L1 normalization normalizes the vector with respect to the Manhattan distance, which is equivalent to scaling the vector to fit on a unit diamond shape.</text:p>
            </text:list-item>
          </text:list>
        </text:list-item>
      </text:list>
      <text:p text:style-name="Standard"/>
      <text:p text:style-name="Standard"/>
      <text:p text:style-name="Standard"/>
      <text:p text:style-name="P1"><text:soft-page-break/>-<text:span text:style-name="T1">&gt;</text:span>i am getting normalize from sklearn.preprocessing and also minmax scaler both performing normalization right? then what is the difference</text:p>
      <text:p text:style-name="Text_20_body">Yes, both <text:span text:style-name="Source_20_Text">normalize</text:span> from <text:span text:style-name="Source_20_Text">sklearn.preprocessing</text:span> and <text:span text:style-name="Source_20_Text">MinMaxScaler</text:span> perform normalization, but they serve different purposes and operate in slightly different ways. Here's a breakdown of their differences:</text:p>
      <text:list xml:id="list2778118942" text:style-name="L4">
        <text:list-item>
          <text:p text:style-name="P5"><text:span text:style-name="Strong_20_Emphasis">Functionality</text:span>:</text:p>
          <text:list>
            <text:list-item>
              <text:p text:style-name="P8"><text:span text:style-name="Source_20_Text">normalize</text:span>: This function performs row-wise normalization. Each row of the input matrix (or array) is normalized independently. You can choose between L1 and L2 normalization using the <text:span text:style-name="Source_20_Text">norm</text:span> parameter.</text:p>
            </text:list-item>
            <text:list-item>
              <text:p text:style-name="P8"><text:span text:style-name="Source_20_Text">MinMaxScaler</text:span>: This scaler scales each feature independently such that it is in the specified range, typically between 0 and 1. It preserves the shape of the original distribution but ensures that the minimum and maximum values of each feature fall within the specified range.</text:p>
            </text:list-item>
          </text:list>
        </text:list-item>
        <text:list-item>
          <text:p text:style-name="P5"><text:span text:style-name="Strong_20_Emphasis">Scaling Strategy</text:span>:</text:p>
          <text:list>
            <text:list-item>
              <text:p text:style-name="P8"><text:span text:style-name="Source_20_Text">normalize</text:span>: It focuses on scaling the values within each row while keeping the original shape of the data. It's useful when you want to scale each sample (row) independently.</text:p>
            </text:list-item>
            <text:list-item>
              <text:p text:style-name="P5"><text:span text:style-name="Source_20_Text">MinMaxScaler</text:span>: It scales each feature independently to a given range. This is useful when you want to scale features to a specific range, especially when you're dealing with algorithms that are sensitive to feature scales, like neural networks or support vector machines.</text:p>
            </text:list-item>
          </text:list>
        </text:list-item>
      </text:list>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4T14:52:57.523007756</meta:creation-date>
    <dc:date>2024-05-14T17:36:52.304495835</dc:date>
    <meta:editing-duration>PT2H23M34S</meta:editing-duration>
    <meta:editing-cycles>1</meta:editing-cycles>
    <meta:document-statistic meta:table-count="0" meta:image-count="0" meta:object-count="0" meta:page-count="2" meta:paragraph-count="32" meta:word-count="532" meta:character-count="3364" meta:non-whitespace-character-count="2856"/>
    <meta:generator>LibreOffice/6.4.7.2$Linux_X86_64 LibreOffice_project/40$Build-2</meta:generator>
  </office:meta>
</office:document-meta>
</file>